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nQuanYi Micro Hei2" svg:font-family="'WenQuanYi Micro Hei'"/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3cm" fo:min-width="3.579cm" fo:padding-top="0.142cm" fo:padding-bottom="0.142cm" fo:padding-left="0.267cm" fo:padding-right="0.267cm" draw:shadow="visible" draw:shadow-color="#bababa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18cm" fo:min-width="2.012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18cm" fo:min-width="2.012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1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97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9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2.8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97cm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P1" style:family="paragraph">
      <style:paragraph-properties fo:text-align="center" style:writing-mode="lr-tb"/>
      <style:text-properties style:font-name="URW Palladio ITU" fo:font-size="13pt" style:font-size-asian="10.5pt" style:font-size-complex="10.5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URW Palladio ITU" fo:font-size="13pt" style:font-size-asian="10.5pt" style:font-size-complex="10.5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RW Palladio ITU" fo:font-size="13pt" style:font-size-asian="10.5pt" style:font-size-complex="10.5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RW Palladio ITU" fo:font-size="13pt" style:font-size-asian="10.5pt" style:font-size-complex="10.5pt"/>
    </style:style>
    <style:style style:name="P5" style:family="paragraph">
      <loext:graphic-properties draw:fill="none"/>
      <style:paragraph-properties fo:text-align="center" style:writing-mode="lr-tb"/>
      <style:text-properties style:font-name="URW Palladio ITU" fo:font-size="13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RW Palladio ITU" fo:font-size="13pt" style:font-size-asian="15pt" style:font-size-complex="1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RW Palladio ITU" fo:font-size="13pt" style:font-size-asian="15pt" style:font-size-complex="15pt"/>
    </style:style>
    <style:style style:name="P8" style:family="paragraph">
      <style:paragraph-properties fo:margin-left="0cm" fo:margin-right="0cm" fo:margin-top="0cm" fo:margin-bottom="0.212cm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URW Palladio ITU" fo:font-size="13pt" style:font-size-asian="15pt" style:font-size-complex="15pt"/>
    </style:style>
    <style:style style:name="P10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8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9" style:family="paragraph">
      <style:paragraph-properties fo:margin-left="0cm" fo:margin-right="0cm" fo:margin-top="0cm" fo:margin-bottom="0cm" fo:text-align="center" fo:text-indent="0cm"/>
      <style:text-properties style:font-name="Ari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21" style:family="paragraph">
      <style:paragraph-properties fo:margin-left="0cm" fo:margin-right="0cm" fo:margin-top="0cm" fo:margin-bottom="0.212cm" fo:text-indent="0cm"/>
      <style:text-properties style:font-name="Arial"/>
    </style:style>
    <style:style style:name="P22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23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URW Palladio ITU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URW Palladio ITU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URW Palladio ITU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13cm" svg:height="1.867cm" svg:x="1.278cm" svg:y="15.155cm">
          <text:p text:style-name="P1"><text:span text:style-name="T1">OBJETIVO:</text:span></text:p>
          <text:p text:style-name="P1"><text:span text:style-name="T1">Definição do</text:span></text:p>
          <text:p text:style-name="P1"><text:span text:style-name="T1">problem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3cm" svg:height="1.867cm" svg:x="6.778cm" svg:y="15.155cm">
          <text:p text:style-name="P3"><text:span text:style-name="T1">DADOS:</text:span></text:p>
          <text:p text:style-name="P3"><text:span text:style-name="T1">identificação e</text:span></text:p>
          <text:p text:style-name="P3"><text:span text:style-name="T1">colet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3cm" svg:height="1.867cm" svg:x="17.478cm" svg:y="15.155cm">
          <text:p text:style-name="P3"><text:span text:style-name="T1">Construção do</text:span></text:p>
          <text:p text:style-name="P3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3cm" svg:height="1.867cm" svg:x="11.778cm" svg:y="15.155cm">
          <text:p text:style-name="P3"><text:span text:style-name="T1">EXPLORAÇÃO: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3cm" svg:height="1.867cm" svg:x="23.278cm" svg:y="15.155cm">
          <text:p text:style-name="P3"><text:span text:style-name="T1">Implementação</text:span></text:p>
          <text:p text:style-name="P3"><text:span text:style-name="T1">e utilização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5.1cm" svg:y1="16.158cm" svg:x2="7.3cm" svg:y2="16.158cm">
          <text:p/>
        </draw:line>
        <draw:line draw:style-name="gr2" draw:text-style-name="P5" draw:layer="layout" svg:x1="15.787cm" svg:y1="16.158cm" svg:x2="17.987cm" svg:y2="16.158cm">
          <text:p/>
        </draw:line>
        <draw:custom-shape draw:style-name="gr3" draw:text-style-name="P7" draw:layer="layout" svg:width="3.6cm" svg:height="1.7cm" svg:x="20.409cm" svg:y="12.385cm">
          <text:p text:style-name="P6"><text:span text:style-name="T1">Validação</text:span></text:p>
          <text:p text:style-name="P6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6cm" svg:height="1.7cm" svg:x="15.373cm" svg:y="12.358cm">
          <text:p text:style-name="P6"><text:span text:style-name="T1">Reformulação</text:span></text:p>
          <text:p text:style-name="P6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0.5cm" svg:y1="15.158cm" svg:x2="21.2cm" svg:y2="13.958cm">
          <text:p/>
        </draw:line>
        <draw:line draw:style-name="gr2" draw:text-style-name="P5" draw:layer="layout" svg:x1="20.387cm" svg:y1="13.216cm" svg:x2="18.987cm" svg:y2="13.216cm">
          <text:p/>
        </draw:line>
        <draw:line draw:style-name="gr2" draw:text-style-name="P5" draw:layer="layout" svg:x1="18.1cm" svg:y1="13.958cm" svg:x2="18.7cm" svg:y2="15.158cm">
          <text:p/>
        </draw:line>
        <draw:line draw:style-name="gr2" draw:text-style-name="P5" draw:layer="layout" svg:x1="23.3cm" svg:y1="13.958cm" svg:x2="23.8cm" svg:y2="14.958cm">
          <text:p/>
        </draw:line>
        <draw:frame draw:style-name="gr5" draw:text-style-name="P9" draw:layer="layout" svg:width="5.616cm" svg:height="0.831cm" svg:x="23.484cm" svg:y="14.027cm">
          <draw:text-box>
            <text:p text:style-name="P8"><text:span text:style-name="T2">Aplicação </text:span><text:span text:style-name="T2">do Modelo</text:span></text:p>
          </draw:text-box>
        </draw:frame>
        <draw:frame draw:style-name="gr6" draw:text-style-name="P9" draw:layer="layout" svg:width="2.297cm" svg:height="0.831cm" svg:x="25.003cm" svg:y="13.358cm">
          <draw:text-box>
            <text:p text:style-name="P8"><text:span text:style-name="T3">Dados</text:span></text:p>
          </draw:text-box>
        </draw:frame>
        <draw:line draw:style-name="gr7" draw:text-style-name="P5" draw:layer="layout" svg:x1="25.9cm" svg:y1="14.058cm" svg:x2="25.9cm" svg:y2="14.958cm">
          <text:p/>
        </draw:line>
        <draw:line draw:style-name="gr7" draw:text-style-name="P5" draw:layer="layout" svg:x1="25.9cm" svg:y1="17.374cm" svg:x2="25.9cm" svg:y2="18.274cm">
          <text:p/>
        </draw:line>
        <draw:frame draw:style-name="gr8" draw:text-style-name="P9" draw:layer="layout" svg:width="3.11cm" svg:height="0.831cm" svg:x="24.504cm" svg:y="18.259cm">
          <draw:text-box>
            <text:p text:style-name="P8"><text:span text:style-name="T3">Informaçõe</text:span><text:span text:style-name="T3">s</text:span></text:p>
          </draw:text-box>
        </draw:frame>
        <draw:line draw:style-name="gr7" draw:text-style-name="P5" draw:layer="layout" svg:x1="22.6cm" svg:y1="17.361cm" svg:x2="22.6cm" svg:y2="18.261cm">
          <text:p/>
        </draw:line>
        <draw:line draw:style-name="gr9" draw:text-style-name="P5" draw:layer="layout" svg:x1="3.6cm" svg:y1="17.008cm" svg:x2="3.6cm" svg:y2="18.248cm">
          <text:p/>
        </draw:line>
        <draw:line draw:style-name="gr7" draw:text-style-name="P5" draw:layer="layout" svg:x1="22.578cm" svg:y1="18.24cm" svg:x2="3.603cm" svg:y2="18.25cm">
          <text:p/>
        </draw:line>
        <draw:frame draw:style-name="gr10" draw:text-style-name="P9" draw:layer="layout" svg:width="2.517cm" svg:height="0.831cm" svg:x="11.664cm" svg:y="18.269cm">
          <draw:text-box>
            <text:p text:style-name="P8"><text:span text:style-name="T3">Feedback</text:span></text:p>
          </draw:text-box>
        </draw:frame>
        <draw:line draw:style-name="gr9" draw:text-style-name="P5" draw:layer="layout" svg:x1="8.9cm" svg:y1="17.022cm" svg:x2="8.9cm" svg:y2="18.262cm">
          <text:p/>
        </draw:line>
        <draw:line draw:style-name="gr9" draw:text-style-name="P5" draw:layer="layout" svg:x1="14.4cm" svg:y1="17.036cm" svg:x2="14.4cm" svg:y2="18.276cm">
          <text:p/>
        </draw:line>
      </draw:page>
      <draw:page draw:name="page2" draw:style-name="dp1" draw:master-page-name="Default">
        <draw:custom-shape draw:style-name="gr11" draw:text-style-name="P11" draw:layer="layout" svg:width="4.71cm" svg:height="2.67cm" svg:x="15.5cm" svg:y="1.5cm">
          <text:p text:style-name="P10"><text:span text:style-name="T4">OBJETIVO:</text:span></text:p>
          <text:p text:style-name="P10"><text:span text:style-name="T4">Entendimento e</text:span></text:p>
          <text:p text:style-name="P10"><text:span text:style-name="T4">definição do</text:span></text:p>
          <text:p text:style-name="P10"><text:span text:style-name="T4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4.71cm" svg:height="2.67cm" svg:x="22.44cm" svg:y="5.1cm">
          <text:p text:style-name="P12">DADOS:</text:p>
          <text:p text:style-name="P12">Identificação e</text:p>
          <text:p text:style-name="P12">coleta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61cm" svg:height="2.67cm" svg:x="8.9cm" svg:y="11.1cm">
          <text:p text:style-name="P14"><text:span text:style-name="T4">MODELAGEM:</text:span></text:p>
          <text:p text:style-name="P14"><text:span text:style-name="T4">Estatística e</text:span></text:p>
          <text:p text:style-name="P1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71cm" svg:height="2.67cm" svg:x="15.65cm" svg:y="14.83cm">
          <text:p text:style-name="P14"><text:span text:style-name="T4">EXPLORAÇÃO:</text:span></text:p>
          <text:p text:style-name="P14"><text:span text:style-name="T4">Análise </text:span></text:p>
          <text:p text:style-name="P14"><text:span text:style-name="T4">explorató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61cm" svg:height="2.67cm" svg:x="8.79cm" svg:y="5.18cm">
          <text:p text:style-name="P14"><text:span text:style-name="T4">IMPLATAÇÃO:</text:span></text:p>
          <text:p text:style-name="P14"><text:span text:style-name="T4">Utilização e</text:span></text:p>
          <text:p text:style-name="P14"><text:span text:style-name="T4">tomada de decisã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3cm" svg:height="2.1cm" svg:x="3.75cm" svg:y="8.55cm">
          <text:p text:style-name="P16"><text:span text:style-name="T4">Validação</text:span></text:p>
          <text:p text:style-name="P16"><text:span text:style-name="T4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4.3cm" svg:height="2.1cm" svg:x="3.6cm" svg:y="14.3cm">
          <text:p text:style-name="P16"><text:span text:style-name="T4">Reformulação</text:span></text:p>
          <text:p text:style-name="P16"><text:span text:style-name="T4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8" draw:layer="layout" svg:x1="20.75cm" svg:y1="3cm" svg:x2="23cm" svg:y2="4.75cm">
          <text:p/>
        </draw:line>
        <draw:frame draw:style-name="gr16" draw:text-style-name="P20" draw:layer="layout" svg:width="3.366cm" svg:height="1.275cm" svg:x="4.25cm" svg:y="6.623cm">
          <draw:text-box>
            <text:p text:style-name="P19"><text:span text:style-name="T6">Aplicação do</text:span></text:p>
            <text:p text:style-name="P19"><text:span text:style-name="T6">Modelo</text:span></text:p>
          </draw:text-box>
        </draw:frame>
        <draw:frame draw:style-name="gr17" draw:text-style-name="P22" draw:layer="layout" svg:width="2.297cm" svg:height="0.763cm" svg:x="8.1cm" svg:y="3.319cm">
          <draw:text-box>
            <text:p text:style-name="P21"><text:span text:style-name="T7">Dados</text:span></text:p>
          </draw:text-box>
        </draw:frame>
        <draw:frame draw:style-name="gr8" draw:text-style-name="P22" draw:layer="layout" svg:width="3.11cm" svg:height="0.831cm" svg:x="11.55cm" svg:y="3.25cm">
          <draw:text-box>
            <text:p text:style-name="P21"><text:span text:style-name="T7">Informações</text:span></text:p>
          </draw:text-box>
        </draw:frame>
        <draw:frame draw:style-name="gr10" draw:text-style-name="P22" draw:layer="layout" svg:width="2.517cm" svg:height="0.831cm" svg:x="16.7cm" svg:y="9.219cm">
          <draw:text-box>
            <text:p text:style-name="P21"><text:span text:style-name="T7">Feedback</text:span></text:p>
          </draw:text-box>
        </draw:frame>
        <draw:custom-shape draw:style-name="gr18" draw:text-style-name="P13" draw:layer="layout" svg:width="4.71cm" svg:height="2.67cm" svg:x="22.45cm" svg:y="10.85cm">
          <text:p text:style-name="P12">DADOS:</text:p>
          <text:p text:style-name="P12">Processamento</text:p>
          <text:p text:style-name="P12">dos dados</text:p>
          <draw:enhanced-geometry svg:viewBox="0 0 21600 21600" draw:type="rectangle" draw:enhanced-path="M 0 0 L 21600 0 21600 21600 0 21600 0 0 Z N"/>
        </draw:custom-shape>
        <draw:line draw:style-name="gr2" draw:text-style-name="P18" draw:layer="layout" svg:x1="24.75cm" svg:y1="8.5cm" svg:x2="24.75cm" svg:y2="10.25cm">
          <text:p/>
        </draw:line>
        <draw:line draw:style-name="gr2" draw:text-style-name="P18" draw:layer="layout" svg:x1="24cm" svg:y1="14.25cm" svg:x2="21cm" svg:y2="16.25cm">
          <text:p/>
        </draw:line>
        <draw:line draw:style-name="gr2" draw:text-style-name="P18" draw:layer="layout" svg:x1="15.25cm" svg:y1="16.25cm" svg:x2="11.75cm" svg:y2="14.25cm">
          <text:p/>
        </draw:line>
        <draw:line draw:style-name="gr2" draw:text-style-name="P18" draw:layer="layout" svg:x1="8.75cm" svg:y1="11.75cm" svg:x2="7.5cm" svg:y2="10.5cm">
          <text:p/>
        </draw:line>
        <draw:line draw:style-name="gr2" draw:text-style-name="P18" draw:layer="layout" svg:x1="5cm" svg:y1="10.95cm" svg:x2="5cm" svg:y2="14.2cm">
          <text:p/>
        </draw:line>
        <draw:line draw:style-name="gr2" draw:text-style-name="P18" draw:layer="layout" svg:x1="7.25cm" svg:y1="14.5cm" svg:x2="8.75cm" svg:y2="13.25cm">
          <text:p/>
        </draw:line>
        <draw:line draw:style-name="gr2" draw:text-style-name="P18" draw:layer="layout" svg:x1="6.75cm" svg:y1="8.2cm" svg:x2="8.5cm" svg:y2="6.7cm">
          <text:p/>
        </draw:line>
        <draw:line draw:style-name="gr2" draw:text-style-name="P18" draw:layer="layout" svg:x1="9.25cm" svg:y1="4cm" svg:x2="10.25cm" svg:y2="5cm">
          <text:p/>
        </draw:line>
        <draw:line draw:style-name="gr2" draw:text-style-name="P18" draw:layer="layout" svg:x1="12cm" svg:y1="5cm" svg:x2="12.5cm" svg:y2="4cm">
          <text:p/>
        </draw:line>
        <draw:custom-shape draw:style-name="gr19" draw:text-style-name="P23" draw:layer="layout" svg:width="5.75cm" svg:height="7.85cm" svg:x="1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8" draw:layer="layout" svg:x1="17.75cm" svg:y1="5.675cm" svg:x2="17.746cm" svg:y2="5.675cm">
          <text:p/>
        </draw:line>
        <draw:line draw:style-name="gr2" draw:text-style-name="P18" draw:layer="layout" svg:x1="18.074cm" svg:y1="13.514cm" svg:x2="18.078cm" svg:y2="13.514cm">
          <text:p/>
        </draw:line>
        <draw:line draw:style-name="gr2" draw:text-style-name="P18" draw:layer="layout" svg:x1="20.765cm" svg:y1="9.254cm" svg:x2="20.765cm" svg:y2="9.25cm">
          <text:p/>
        </draw:line>
        <draw:line draw:style-name="gr2" draw:text-style-name="P18" draw:layer="layout" svg:x1="15.025cm" svg:y1="9.546cm" svg:x2="15.025cm" svg:y2="9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nQuanYi Micro Hei2" svg:font-family="'WenQuanYi Micro Hei'"/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0T10:32:17.273744004</dc:date>
    <meta:editing-duration>PT14H19M46S</meta:editing-duration>
    <meta:editing-cycles>70</meta:editing-cycles>
    <meta:document-statistic meta:object-count="51"/>
  </office:meta>
</office:document-meta>
</file>